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YBAR PEVE FRANCISCO RUDENCI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C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ALVAREZ GOMEZ, CARLOS RAFAE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AYBAR PEVE FRANCISCO RUDENCI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21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2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31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35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1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724844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0T21:16:08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